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</text:p>
      <text:p text:style-name="Preformatted_20_Text">convert given number from decimal to binary, octal,hexadecimal</text:p>
      <text:p text:style-name="Preformatted_20_Text">1] <text:s/>1057 <text:s text:c="30"/></text:p>
      <text:p text:style-name="Preformatted_20_Text">2] <text:s/>205458 <text:s text:c="17"/></text:p>
      <text:p text:style-name="Preformatted_20_Text">3] <text:s/>1254 <text:s text:c="5"/></text:p>
      <text:p text:style-name="Preformatted_20_Text"/>
      <text:p text:style-name="Preformatted_20_Text">convert given number from octal to binary,hexadecimal</text:p>
      <text:p text:style-name="Preformatted_20_Text">1] 01056</text:p>
      <text:p text:style-name="Preformatted_20_Text">2] 02225 <text:s text:c="18"/></text:p>
      <text:p text:style-name="Preformatted_20_Text">3] 014755</text:p>
      <text:p text:style-name="Preformatted_20_Text"/>
      <text:p text:style-name="Preformatted_20_Text">convert given number feom hexadecimal to binary,octal</text:p>
      <text:p text:style-name="Preformatted_20_Text">1] 0X2569</text:p>
      <text:p text:style-name="Preformatted_20_Text">2] 0X25ABC <text:s text:c="17"/></text:p>
      <text:p text:style-name="Preformatted_20_Text">3] 0X25896DE</text:p>
      <text:p text:style-name="Preformatted_20_Text"/>
      <text:p text:style-name="Preformatted_20_Text">void main()</text:p>
      <text:p text:style-name="Preformatted_20_Text">{</text:p>
      <text:p text:style-name="Preformatted_20_Text"><text:tab/>short int num=0xABCD;</text:p>
      <text:p text:style-name="Preformatted_20_Text"><text:tab/>printf("%x\n",num);</text:p>
      <text:p text:style-name="Preformatted_20_Text"><text:tab/>printf("%o\n",num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unsigned short int num=0xABCD;</text:p>
      <text:p text:style-name="Preformatted_20_Text"><text:tab/>printf("%x\n",num);</text:p>
      <text:p text:style-name="Preformatted_20_Text"><text:tab/>printf("%o",num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short int num=0x1BCD;</text:p>
      <text:p text:style-name="Preformatted_20_Text"><text:tab/>printf("%x",num);</text:p>
      <text:p text:style-name="Preformatted_20_Text"><text:tab/>printf("%o",num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s text:c="3"/>unsigned<text:tab/>short int num=0x1BCD;</text:p>
      <text:p text:style-name="Preformatted_20_Text"><text:tab/>printf("%x",num);</text:p>
      <text:p text:style-name="Preformatted_20_Text"><text:tab/>printf("%o",num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char ch =-500;</text:p>
      <text:p text:style-name="Preformatted_20_Text"><text:tab/>printf("%d",ch);</text:p>
      <text:p text:style-name="Preformatted_20_Text"><text:tab/>printf("%o",ch);</text:p>
      <text:p text:style-name="Preformatted_20_Text"><text:tab/>printf("%x"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char ch=0xAB;</text:p>
      <text:p text:style-name="Preformatted_20_Text"><text:tab/>printf("%o\n",ch);</text:p>
      <text:p text:style-name="Preformatted_20_Text"><text:tab/>printf("%x\n",ch);</text:p>
      <text:p text:style-name="Preformatted_20_Text"><text:tab/>printf("%d\n",ch)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void main()</text:p>
      <text:p text:style-name="Preformatted_20_Text">{</text:p>
      <text:p text:style-name="Preformatted_20_Text"><text:tab/>unsigned char ch =-500;</text:p>
      <text:p text:style-name="Preformatted_20_Text"><text:tab/>printf("%x\n",ch);</text:p>
      <text:p text:style-name="Preformatted_20_Text"><text:tab/>printf("%o\n",ch);</text:p>
      <text:p text:style-name="Preformatted_20_Text"><text:tab/>printf("%d"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char ch=300;</text:p>
      <text:p text:style-name="Preformatted_20_Text"><text:tab/>short int num;</text:p>
      <text:p text:style-name="Preformatted_20_Text"><text:tab/>num=ch;</text:p>
      <text:p text:style-name="Preformatted_20_Text"><text:tab/>printf("%hd\n",num);</text:p>
      <text:p text:style-name="Preformatted_20_Text"><text:tab/>printf("%X\n",num);</text:p>
      <text:p text:style-name="Preformatted_20_Text"><text:tab/>printf("%o\n",num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int num=025;</text:p>
      <text:p text:style-name="Preformatted_20_Text"><text:tab/>char ch=-15;</text:p>
      <text:p text:style-name="Preformatted_20_Text"><text:tab/>short int a=0x20;</text:p>
      <text:p text:style-name="Preformatted_20_Text"><text:tab/>ch=ch+a+num;</text:p>
      <text:p text:style-name="Preformatted_20_Text"><text:tab/>printf("%x\n",ch);</text:p>
      <text:p text:style-name="Preformatted_20_Text"><text:tab/>printf("%d\n",ch);</text:p>
      <text:p text:style-name="Preformatted_20_Text">}</text:p>
      <text:p text:style-name="Preformatted_20_Text"/>
      <text:p text:style-name="Preformatted_20_Text">void main()</text:p>
      <text:p text:style-name="Preformatted_20_Text">{ </text:p>
      <text:p text:style-name="Preformatted_20_Text"><text:tab/>char _321=128;</text:p>
      <text:p text:style-name="Preformatted_20_Text"><text:tab/>printf("%x",_321+321);</text:p>
      <text:p text:style-name="Preformatted_20_Text"><text:tab/>printf("%d",_321+321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char ch=250;</text:p>
      <text:p text:style-name="Preformatted_20_Text"><text:tab/>unsigned char ch1=ch;</text:p>
      <text:p text:style-name="Preformatted_20_Text"><text:tab/>ch=ch+ch1;</text:p>
      <text:p text:style-name="Preformatted_20_Text"><text:tab/>printf("%d"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int i=1172;</text:p>
      <text:p text:style-name="Preformatted_20_Text"><text:tab/>char ch;</text:p>
      <text:p text:style-name="Preformatted_20_Text"><text:tab/>short int num;</text:p>
      <text:p text:style-name="Preformatted_20_Text"><text:tab/>num=ch=i;</text:p>
      <text:p text:style-name="Preformatted_20_Text"><text:tab/>printf("num=%d ch=%d",num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int a=10,b=3;</text:p>
      <text:p text:style-name="Preformatted_20_Text"><text:tab/>float c=a/b; <text:s text:c="10"/>//Modify programe to get correct output</text:p>
      <text:p text:style-name="Preformatted_20_Text"><text:tab/>printf("%f",c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printf("XYzW\rabc\b123\nABCD\n");</text:p>
      <text:p text:style-name="Preformatted_20_Text"/>
      <text:p text:style-name="Preformatted_20_Text">}</text:p>
      <text:p text:style-name="Preformatted_20_Text"><text:soft-page-break/>void main()</text:p>
      <text:p text:style-name="Preformatted_20_Text">{</text:p>
      <text:p text:style-name="Preformatted_20_Text"><text:tab/>char ch=125;</text:p>
      <text:p text:style-name="Preformatted_20_Text"><text:tab/>ch=ch+025;</text:p>
      <text:p text:style-name="Preformatted_20_Text"><text:tab/>printf("%d\n",ch);</text:p>
      <text:p text:style-name="Preformatted_20_Text"><text:s text:c="6"/>printf("%o\n",ch);</text:p>
      <text:p text:style-name="Preformatted_20_Text"><text:tab/>printf("%x\n"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unsigned int i=-5;</text:p>
      <text:p text:style-name="Preformatted_20_Text"><text:tab/>unsigned short int num=-5;</text:p>
      <text:p text:style-name="Preformatted_20_Text"><text:tab/>unsigned char ch=-5;</text:p>
      <text:p text:style-name="Preformatted_20_Text"><text:tab/>printf("%d\n",i);</text:p>
      <text:p text:style-name="Preformatted_20_Text"><text:tab/>printf("%d\n",num);</text:p>
      <text:p text:style-name="Preformatted_20_Text"><text:tab/>printf("%d\n",ch);</text:p>
      <text:p text:style-name="Preformatted_20_Text"><text:tab/>printf("%X\n",i);</text:p>
      <text:p text:style-name="Preformatted_20_Text"><text:tab/>printf("%X\n",num);</text:p>
      <text:p text:style-name="Preformatted_20_Text"><text:tab/>printf("%x\n",ch);</text:p>
      <text:p text:style-name="Preformatted_20_Text"><text:tab/>printf("%o\n",i);</text:p>
      <text:p text:style-name="Preformatted_20_Text"><text:tab/>printf("%o\n",num);</text:p>
      <text:p text:style-name="Preformatted_20_Text"><text:tab/>printf("%d\n"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unsigned char ch=562;</text:p>
      <text:p text:style-name="Preformatted_20_Text"><text:tab/>printf("%c\n"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unsigned char ch=-718;</text:p>
      <text:p text:style-name="Preformatted_20_Text"><text:tab/>printf("%c\n"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unsigned char ch=250;</text:p>
      <text:p text:style-name="Preformatted_20_Text"><text:tab/>ch=ch+0x25;</text:p>
      <text:p text:style-name="Preformatted_20_Text"><text:tab/>printf("%d\n",ch);</text:p>
      <text:p text:style-name="Preformatted_20_Text"><text:tab/>printf("%o\n",ch);</text:p>
      <text:p text:style-name="Preformatted_20_Text"><text:tab/>printf("%x\n",ch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<text:tab/>unsigned short int num=0xFFCD;</text:p>
      <text:p text:style-name="Preformatted_20_Text"><text:tab/>printf("%d\n",num);</text:p>
      <text:p text:style-name="Preformatted_20_Text"><text:tab/>printf("%hd\n",num);</text:p>
      <text:p text:style-name="Preformatted_20_Text">}</text:p>
      <text:p text:style-name="Preformatted_20_Text"/>
      <text:p text:style-name="Preformatted_20_Text">void main()</text:p>
      <text:p text:style-name="Preformatted_20_Text">{</text:p>
      <text:p text:style-name="Preformatted_20_Text">int __a=0x123F5A7;</text:p>
      <text:p text:style-name="Preformatted_20_Text">unsigned short int num=__a;</text:p>
      <text:p text:style-name="Preformatted_20_Text">char ch=num;</text:p>
      <text:p text:style-name="Preformatted_20_Text">printf("%x\n",num);</text:p>
      <text:p text:style-name="Preformatted_20_Text">printf(“%x\n”,ch);</text:p>
      <text:p text:style-name="Preformatted_20_Text">printf(“%o\n”,num);</text:p>
      <text:p text:style-name="Preformatted_20_Text">printf(“%o\n”,ch);</text:p>
      <text:p text:style-name="Preformatted_20_Text">}</text:p>
      <text:p text:style-name="Preformatted_20_Text"/>
      <text:p text:style-name="Preformatted_20_Text"><text:soft-page-break/>void main()</text:p>
      <text:p text:style-name="Preformatted_20_Text">{</text:p>
      <text:p text:style-name="Preformatted_20_Text"><text:s/>unsigned char ch=0xAA;</text:p>
      <text:p text:style-name="Preformatted_20_Text"><text:s/>printf(“%d\n”,ch);</text:p>
      <text:p text:style-name="Preformatted_20_Text">}</text:p>
      <text:p text:style-name="Preformatted_20_Text"><text:s/></text:p>
      <text:p text:style-name="Preformatted_20_Text">void main()</text:p>
      <text:p text:style-name="Preformatted_20_Text">{</text:p>
      <text:p text:style-name="Preformatted_20_Text"><text:s text:c="2"/>char ch=0xAA;</text:p>
      <text:p text:style-name="Preformatted_20_Text"><text:s text:c="2"/>printf(“%d”,ch);</text:p>
      <text:p text:style-name="Preformatted_20_Text">} </text:p>
      <text:p text:style-name="Preformatted_20_Text"/>
      <text:p text:style-name="Preformatted_20_Text">void main()</text:p>
      <text:p text:style-name="Preformatted_20_Text">{</text:p>
      <text:p text:style-name="Preformatted_20_Text"><text:s/>unsigned char ch=033321;</text:p>
      <text:p text:style-name="Preformatted_20_Text"><text:s/>printf(“%d\n”,ch);</text:p>
      <text:p text:style-name="Preformatted_20_Text"><text:s/>printf(“%x\n”,ch);</text:p>
      <text:p text:style-name="Preformatted_20_Text">} <text:s text:c="2"/></text:p>
      <text:p text:style-name="Preformatted_20_Text"/>
      <text:p text:style-name="Preformatted_20_Text"><text:s/>void main()</text:p>
      <text:p text:style-name="Preformatted_20_Text"><text:s/>{</text:p>
      <text:p text:style-name="Preformatted_20_Text"><text:s text:c="3"/>unsigned short int num=0xABDDFF;</text:p>
      <text:p text:style-name="Preformatted_20_Text"><text:s text:c="4"/>char ch=num;</text:p>
      <text:p text:style-name="Preformatted_20_Text"><text:s text:c="4"/>printf(“%x\n”,num);</text:p>
      <text:p text:style-name="Preformatted_20_Text"><text:s text:c="4"/>printf(“%x\n”,ch);</text:p>
      <text:p text:style-name="Preformatted_20_Text"><text:s text:c="4"/>printf(“%o\n”,num);</text:p>
      <text:p text:style-name="Preformatted_20_Text"><text:s text:c="4"/>printf(“%o\n”,ch);</text:p>
      <text:p text:style-name="Preformatted_20_Text"><text:s/>}</text:p>
      <text:p text:style-name="Preformatted_20_Text"><text:s/></text:p>
      <text:p text:style-name="Preformatted_20_Text"><text:s/>void main()</text:p>
      <text:p text:style-name="Preformatted_20_Text"><text:s/>{</text:p>
      <text:p text:style-name="Preformatted_20_Text"><text:s text:c="4"/>short int num=0xABDDFF;</text:p>
      <text:p text:style-name="Preformatted_20_Text"><text:s text:c="4"/>char ch=num;</text:p>
      <text:p text:style-name="Preformatted_20_Text"><text:s text:c="4"/>printf(“%x\n”,num);</text:p>
      <text:p text:style-name="Preformatted_20_Text"><text:s text:c="4"/>printf(“%x\n”,ch);</text:p>
      <text:p text:style-name="Preformatted_20_Text"><text:s text:c="4"/>printf(“%o\n”,num);</text:p>
      <text:p text:style-name="Preformatted_20_Text"><text:s text:c="4"/>printf(“%o\n”,ch);</text:p>
      <text:p text:style-name="Preformatted_20_Text"><text:s/>}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200" meta:word-count="326" meta:character-count="2802" meta:non-whitespace-character-count="2412"/>
    <meta:generator>LibreOffice/6.0.7.3$Linux_X86_64 LibreOffice_project/00m0$Build-3</meta:generator>
  </office:meta>
</office:document-meta>
</file>